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HE-SH0041 0.6Nozzle Hexagon Hotend BOM</text:p>
          </table:table-cell>
          <table:table-cell table:style-name="Default"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This is what we expect to receive when we order Part No. HE-SH0033 from reprap discoun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 calcext:value-type="string">
            <text:p>1x AO-Hex heatsink for 3mm fila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AO-Hex heater block with holes for retention plate and Hexagon logo laser etched on fr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0.6mm nozzle for 3mm fila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emitec GT2 thermistor (100kOhm type) Thermistor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heater cartridge 24V 30W Heater cartridge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thermistor retention 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tandard hexagon mount 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M3 x6 setscrew (heater cartridge set screw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heat sink setscrew (M2x6 SCHS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45:29.729498260</meta:creation-date>
    <dc:date>2015-05-01T13:52:06.313964604</dc:date>
    <meta:editing-duration>PT6M35S</meta:editing-duration>
    <meta:editing-cycles>3</meta:editing-cycles>
    <meta:generator>LibreOffice/4.3.3.2$Linux_X86_64 LibreOffice_project/430m0$Build-2</meta:generator>
    <meta:document-statistic meta:table-count="1" meta:cell-count="11" meta:object-count="0"/>
  </office:meta>
</office:document-meta>
</file>